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Gentium Basic" svg:font-family="'Gentium Bas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705cm"/>
    </style:style>
    <style:style style:name="Table1.B" style:family="table-column">
      <style:table-column-properties style:column-width="3.30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1" style:family="table-row">
      <style:table-row-properties style:min-row-height="0.439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B" style:family="table-column">
      <style:table-column-properties style:column-width="5.667cm" style:rel-column-width="21844*"/>
    </style:style>
    <style:style style:name="Table2.C" style:family="table-column">
      <style:table-column-properties style:column-width="5.667cm" style:rel-column-width="2184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99cm"/>
    </style:style>
    <style:style style:name="Table3.B" style:family="table-column">
      <style:table-column-properties style:column-width="6.006cm"/>
    </style:style>
    <style:style style:name="Table3.C" style:family="table-column">
      <style:table-column-properties style:column-width="8.017cm"/>
    </style:style>
    <style:style style:name="Table3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3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3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7.408cm"/>
    </style:style>
    <style:style style:name="Table4.B" style:family="table-column">
      <style:table-column-properties style:column-width="3.925cm"/>
    </style:style>
    <style:style style:name="Table4.C" style:family="table-column">
      <style:table-column-properties style:column-width="5.68cm"/>
    </style:style>
    <style:style style:name="Table4.A1" style:family="table-cell">
      <style:table-cell-properties style:vertical-align="middle"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097cm" fo:border="0.05pt solid #000000">
        <style:background-image/>
      </style:table-cell-properties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style:vertical-align="middle"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4.C3" style:family="table-cell">
      <style:table-cell-properties style:vertical-align="middle"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Gentium Basic" fo:font-size="14pt" officeooo:rsid="000d4907" officeooo:paragraph-rsid="000dd8b6" style:font-size-asian="14pt" style:font-size-complex="14pt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Gentium Basic" fo:font-size="12pt" officeooo:rsid="000d4907" officeooo:paragraph-rsid="000dd8b6" style:font-size-asian="12pt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Gentium Basic" fo:font-size="14pt" officeooo:rsid="000d4907" officeooo:paragraph-rsid="000dd8b6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  <style:text-properties style:font-name="Gentium Basic" fo:font-size="14pt" officeooo:rsid="000f4021" officeooo:paragraph-rsid="000dd8b6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Gentium Basic" fo:font-size="12pt" officeooo:rsid="000d4907" officeooo:paragraph-rsid="000dd8b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Gentium Basic" fo:font-size="12pt" officeooo:rsid="000f4021" officeooo:paragraph-rsid="000dd8b6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Gentium Basic" fo:font-size="12pt" officeooo:rsid="0011017e" officeooo:paragraph-rsid="000dd8b6" style:font-size-asian="12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style:font-name="Gentium Basic" fo:font-size="12pt" officeooo:rsid="000ba317" officeooo:paragraph-rsid="000ba31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Gentium Basic" fo:font-size="12pt" officeooo:rsid="000c6ce0" officeooo:paragraph-rsid="000c6ce0" style:font-size-asian="12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font-name="Gentium Basic" fo:font-size="12pt" officeooo:rsid="000dd8b6" officeooo:paragraph-rsid="000dd8b6" style:font-size-asian="12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style:font-name="Gentium Basic" fo:font-size="12pt" fo:font-weight="bold" officeooo:rsid="000ba317" officeooo:paragraph-rsid="000ba317" style:font-size-asian="12pt" style:font-weight-asian="bold" style:font-size-complex="12pt" style:font-weight-complex="bold"/>
    </style:style>
    <style:style style:name="P12" style:family="paragraph" style:parent-style-name="Text_20_body">
      <style:text-properties style:font-name="Gentium Basic" fo:font-size="14pt" officeooo:rsid="000d4907" officeooo:paragraph-rsid="000dd8b6" style:font-size-asian="14pt" style:font-size-complex="14pt"/>
    </style:style>
    <style:style style:name="P13" style:family="paragraph" style:parent-style-name="Text_20_body">
      <style:paragraph-properties fo:break-before="page"/>
      <style:text-properties style:font-name="Gentium Basic" fo:font-size="14pt" officeooo:rsid="000d4907" officeooo:paragraph-rsid="000dd8b6" style:font-size-asian="14pt" style:font-size-complex="14pt"/>
    </style:style>
    <style:style style:name="P14" style:family="paragraph" style:parent-style-name="Standard">
      <style:paragraph-properties fo:text-align="center" style:justify-single-word="false"/>
      <style:text-properties style:text-position="0% 100%" style:font-name="Gentium Basic" fo:font-size="18pt" fo:text-shadow="1pt 1pt" officeooo:rsid="001eb7ad" officeooo:paragraph-rsid="000dd8b6" style:font-size-asian="18pt" style:font-size-complex="18pt"/>
    </style:style>
    <style:style style:name="P15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1eb7ad" officeooo:paragraph-rsid="000dd8b6" style:font-size-asian="24pt" style:font-style-asian="normal" style:font-weight-asian="normal" style:font-size-complex="24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style:text-line-through-style="none" style:text-line-through-type="none" style:font-name="Gentium Basic" fo:font-size="24pt" fo:font-style="normal" fo:text-shadow="1pt 1pt" style:text-underline-style="none" fo:font-weight="normal" officeooo:rsid="000dd8b6" officeooo:paragraph-rsid="000dd8b6" style:font-size-asian="24pt" style:font-style-asian="normal" style:font-weight-asian="normal" style:font-size-complex="24pt" style:font-style-complex="normal" style:font-weight-complex="normal"/>
    </style:style>
    <style:style style:name="P17" style:family="paragraph" style:parent-style-name="Standard">
      <style:text-properties style:font-name="Gentium Basic"/>
    </style:style>
    <style:style style:name="P18" style:family="paragraph" style:parent-style-name="Standard">
      <style:paragraph-properties fo:text-align="center" style:justify-single-word="false"/>
      <style:text-properties style:font-name="Gentium Basic" fo:font-size="14pt" officeooo:rsid="0020fd3a" officeooo:paragraph-rsid="000dd8b6" style:font-size-asian="12.25pt" style:font-size-complex="14pt"/>
    </style:style>
    <style:style style:name="P19" style:family="paragraph" style:parent-style-name="Standard">
      <style:paragraph-properties fo:text-align="center" style:justify-single-word="false"/>
      <style:text-properties style:font-name="Gentium Basic" fo:font-size="14pt" officeooo:paragraph-rsid="000dd8b6" style:font-size-asian="12.25pt" style:font-size-complex="14pt"/>
    </style:style>
    <style:style style:name="P20" style:family="paragraph" style:parent-style-name="Standard">
      <style:paragraph-properties fo:text-align="center" style:justify-single-word="false"/>
      <style:text-properties style:font-name="Gentium Basic" fo:font-size="14pt" officeooo:rsid="001eb7ad" officeooo:paragraph-rsid="000dd8b6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Gentium Basic" fo:font-size="14pt" officeooo:rsid="000d4907" officeooo:paragraph-rsid="000dd8b6" style:font-size-asian="12.25pt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Gentium Basic" fo:font-size="36pt" fo:text-shadow="1pt 1pt" officeooo:rsid="001eb7ad" officeooo:paragraph-rsid="000dd8b6" style:font-size-asian="36pt" style:font-size-complex="36pt"/>
    </style:style>
    <style:style style:name="P23" style:family="paragraph" style:parent-style-name="Standard">
      <style:paragraph-properties fo:text-align="center" style:justify-single-word="false"/>
      <style:text-properties style:font-name="Gentium Basic" fo:font-size="20pt" officeooo:rsid="001eb7ad" officeooo:paragraph-rsid="000dd8b6" style:font-size-asian="17.5pt" style:font-size-complex="20pt"/>
    </style:style>
    <style:style style:name="P24" style:family="paragraph" style:parent-style-name="Standard">
      <style:paragraph-properties fo:text-align="center" style:justify-single-word="false"/>
      <style:text-properties style:font-name="Gentium Basic" fo:font-size="18pt" officeooo:rsid="001eb7ad" officeooo:paragraph-rsid="000dd8b6" style:font-size-asian="18pt" style:font-size-complex="18pt"/>
    </style:style>
    <style:style style:name="P25" style:family="paragraph" style:parent-style-name="Standard">
      <style:paragraph-properties fo:text-align="start" style:justify-single-word="false"/>
      <style:text-properties style:font-name="Gentium Basic" fo:font-size="18pt" officeooo:paragraph-rsid="000dd8b6" style:font-size-asian="18pt"/>
    </style:style>
    <style:style style:name="P26" style:family="paragraph" style:parent-style-name="Standard">
      <style:paragraph-properties fo:text-align="start" style:justify-single-word="false"/>
      <style:text-properties style:font-name="Gentium Basic" fo:font-size="18pt" fo:font-weight="bold" style:font-size-asian="18pt" style:font-weight-asian="bold"/>
    </style:style>
    <style:style style:name="P27" style:family="paragraph" style:parent-style-name="Standard">
      <style:paragraph-properties fo:text-align="start" style:justify-single-word="false"/>
      <style:text-properties style:font-name="Gentium Basic" fo:font-size="12pt" fo:font-weight="bold" style:font-size-asian="12pt" style:font-weight-asian="bold"/>
    </style:style>
    <style:style style:name="P28" style:family="paragraph" style:parent-style-name="Standard">
      <style:paragraph-properties fo:text-align="start" style:justify-single-word="false"/>
      <style:text-properties style:font-name="Gentium Basic" fo:font-size="12pt" fo:font-weight="bold" officeooo:paragraph-rsid="0009a6f1" style:font-size-asian="12pt" style:font-weight-asian="bold"/>
    </style:style>
    <style:style style:name="P29" style:family="paragraph" style:parent-style-name="Standard">
      <style:paragraph-properties fo:text-align="start" style:justify-single-word="false"/>
      <style:text-properties style:font-name="Gentium Basic" fo:font-size="12pt" fo:font-weight="bold" officeooo:paragraph-rsid="000dd8b6" style:font-size-asian="12pt" style:font-weight-asian="bold"/>
    </style:style>
    <style:style style:name="P30" style:family="paragraph" style:parent-style-name="Standard">
      <style:paragraph-properties fo:text-align="start" style:justify-single-word="false"/>
      <style:text-properties style:font-name="Gentium Basic" fo:font-size="12pt" style:font-size-asian="12pt"/>
    </style:style>
    <style:style style:name="P31" style:family="paragraph" style:parent-style-name="Standard">
      <style:paragraph-properties fo:text-align="start" style:justify-single-word="false"/>
      <style:text-properties style:font-name="Gentium Basic" fo:font-size="12pt" officeooo:paragraph-rsid="0009a6f1" style:font-size-asian="12pt"/>
    </style:style>
    <style:style style:name="P32" style:family="paragraph" style:parent-style-name="Standard">
      <style:paragraph-properties fo:text-align="start" style:justify-single-word="false"/>
      <style:text-properties style:font-name="Gentium Basic" fo:font-size="12pt" officeooo:paragraph-rsid="000ba317" style:font-size-asian="12pt"/>
    </style:style>
    <style:style style:name="P33" style:family="paragraph" style:parent-style-name="Standard">
      <style:paragraph-properties fo:text-align="start" style:justify-single-word="false"/>
      <style:text-properties style:font-name="Gentium Basic" fo:font-size="12pt" officeooo:paragraph-rsid="000a845a" style:font-size-asian="12pt"/>
    </style:style>
    <style:style style:name="P34" style:family="paragraph" style:parent-style-name="Standard">
      <style:paragraph-properties fo:text-align="start" style:justify-single-word="false"/>
      <style:text-properties style:font-name="Gentium Basic" fo:font-size="12pt" officeooo:rsid="000ba317" officeooo:paragraph-rsid="000ba317" style:font-size-asian="12pt"/>
    </style:style>
    <style:style style:name="P35" style:family="paragraph" style:parent-style-name="Standard">
      <style:paragraph-properties fo:text-align="start" style:justify-single-word="false"/>
      <style:text-properties style:font-name="Gentium Basic"/>
    </style:style>
    <style:style style:name="P36" style:family="paragraph" style:parent-style-name="Standard">
      <style:paragraph-properties fo:text-align="start" style:justify-single-word="false"/>
      <style:text-properties style:font-name="Gentium Basic" officeooo:paragraph-rsid="000a845a"/>
    </style:style>
    <style:style style:name="P37" style:family="paragraph" style:parent-style-name="Standard">
      <style:paragraph-properties fo:text-align="start" style:justify-single-word="false"/>
      <style:text-properties style:font-name="Gentium Basic" officeooo:paragraph-rsid="000dd8b6"/>
    </style:style>
    <style:style style:name="P38" style:family="paragraph" style:parent-style-name="Standard">
      <style:paragraph-properties fo:text-align="start" style:justify-single-word="false"/>
      <style:text-properties style:font-name="Gentium Basic" fo:font-size="11pt" style:font-size-asian="11pt"/>
    </style:style>
    <style:style style:name="P39" style:family="paragraph" style:parent-style-name="Standard">
      <style:paragraph-properties fo:text-align="start" style:justify-single-word="false"/>
      <style:text-properties style:font-name="Gentium Basic" officeooo:rsid="000a845a" officeooo:paragraph-rsid="000a845a"/>
    </style:style>
    <style:style style:name="P40" style:family="paragraph" style:parent-style-name="Standard">
      <style:paragraph-properties fo:text-align="start" style:justify-single-word="false"/>
      <style:text-properties style:font-name="Gentium Basic" officeooo:rsid="000b7c05" officeooo:paragraph-rsid="000b7c05"/>
    </style:style>
    <style:style style:name="P41" style:family="paragraph" style:parent-style-name="Footer">
      <style:text-properties style:font-name="Gentium Basic" officeooo:rsid="000dd8b6" officeooo:paragraph-rsid="000dd8b6"/>
    </style:style>
    <style:style style:name="T1" style:family="text">
      <style:text-properties style:text-position="super 58%"/>
    </style:style>
    <style:style style:name="T2" style:family="text">
      <style:text-properties style:text-position="super 58%" fo:font-size="12pt" officeooo:rsid="0009a6f1" style:font-size-asian="12pt"/>
    </style:style>
    <style:style style:name="T3" style:family="text">
      <style:text-properties style:text-position="super 58%" fo:font-size="8pt" officeooo:rsid="0009a6f1" style:font-size-asian="8pt"/>
    </style:style>
    <style:style style:name="T4" style:family="text">
      <style:text-properties officeooo:rsid="000ba317"/>
    </style:style>
    <style:style style:name="T5" style:family="text">
      <style:text-properties officeooo:rsid="0038c71d"/>
    </style:style>
    <style:style style:name="T6" style:family="text">
      <style:text-properties officeooo:rsid="000abb5a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fo:font-size="12pt" fo:font-weight="bold" officeooo:rsid="000b7c05" style:font-size-asian="12pt" style:font-weight-asian="bold"/>
    </style:style>
    <style:style style:name="T9" style:family="text">
      <style:text-properties fo:font-size="12pt" fo:font-weight="bold" officeooo:rsid="000dd8b6" style:font-size-asian="12pt" style:font-weight-asian="bold"/>
    </style:style>
    <style:style style:name="T10" style:family="text">
      <style:text-properties fo:font-size="12pt" style:font-size-asian="12pt"/>
    </style:style>
    <style:style style:name="T11" style:family="text">
      <style:text-properties fo:font-size="12pt" officeooo:rsid="0009a6f1" style:font-size-asian="12pt"/>
    </style:style>
    <style:style style:name="T12" style:family="text">
      <style:text-properties fo:font-size="12pt" officeooo:rsid="000ba317" style:font-size-asian="12pt"/>
    </style:style>
    <style:style style:name="T13" style:family="text">
      <style:text-properties fo:font-size="8pt" officeooo:rsid="0009a6f1" style:font-size-asian="8pt"/>
    </style:style>
    <style:style style:name="T14" style:family="text">
      <style:text-properties fo:font-size="18pt" fo:font-weight="bold" style:font-size-asian="18pt" style:font-weight-asian="bold"/>
    </style:style>
    <style:style style:name="T15" style:family="text">
      <style:text-properties fo:font-size="18pt" fo:font-weight="bold" officeooo:rsid="000b7c05" style:font-size-asian="18pt" style:font-weight-asian="bold"/>
    </style:style>
    <style:style style:name="T16" style:family="text">
      <style:text-properties officeooo:rsid="000dd8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>Indian Institute of Information Technology, Vadodara</text:p>
      <text:p text:style-name="P20"/>
      <text:p text:style-name="P22">College <text:span text:style-name="T5">HR Management and </text:span>Payroll System</text:p>
      <text:p text:style-name="P15"/>
      <text:p text:style-name="P16">Termination Analysis</text:p>
      <text:p text:style-name="P23"/>
      <text:p text:style-name="P23"/>
      <text:p text:style-name="P24"><text:span text:style-name="T6">CS301 </text:span>Software Engineering Project – Autumn 2015</text:p>
      <text:p text:style-name="P20"/>
      <text:p text:style-name="P21">team #02 - ninEngineers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3">team #02 – ninEngineers: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">Sr. No</text:p>
          </table:table-cell>
          <table:table-cell table:style-name="Table3.A1" office:value-type="string">
            <text:p text:style-name="P1">Roll No.</text:p>
          </table:table-cell>
          <table:table-cell table:style-name="Table3.C1" office:value-type="string">
            <text:p text:style-name="P1">Name</text:p>
          </table:table-cell>
        </table:table-row>
        <table:table-row>
          <table:table-cell table:style-name="Table3.A10" office:value-type="string">
            <text:p text:style-name="P5">01.</text:p>
          </table:table-cell>
          <table:table-cell table:style-name="Table3.B2" office:value-type="string">
            <text:p text:style-name="P5">201351005</text:p>
          </table:table-cell>
          <table:table-cell table:style-name="Table3.C2" office:value-type="string">
            <text:p text:style-name="P5">Abhijit Singh Panwar</text:p>
          </table:table-cell>
        </table:table-row>
        <table:table-row>
          <table:table-cell table:style-name="Table3.A3" office:value-type="string">
            <text:p text:style-name="P5">02.</text:p>
          </table:table-cell>
          <table:table-cell table:style-name="Table3.A3" office:value-type="string">
            <text:p text:style-name="P5">201351006</text:p>
          </table:table-cell>
          <table:table-cell table:style-name="Table3.C3" office:value-type="string">
            <text:p text:style-name="P5">Yash Choubey</text:p>
          </table:table-cell>
        </table:table-row>
        <table:table-row>
          <table:table-cell table:style-name="Table3.A10" office:value-type="string">
            <text:p text:style-name="P5">03.</text:p>
          </table:table-cell>
          <table:table-cell table:style-name="Table3.B4" office:value-type="string">
            <text:p text:style-name="P5">201351017</text:p>
          </table:table-cell>
          <table:table-cell table:style-name="Table3.C4" office:value-type="string">
            <text:p text:style-name="P5">Rahul Nalawade</text:p>
          </table:table-cell>
        </table:table-row>
        <table:table-row>
          <table:table-cell table:style-name="Table3.A3" office:value-type="string">
            <text:p text:style-name="P5">04.</text:p>
          </table:table-cell>
          <table:table-cell table:style-name="Table3.A3" office:value-type="string">
            <text:p text:style-name="P5">201351021</text:p>
          </table:table-cell>
          <table:table-cell table:style-name="Table3.C3" office:value-type="string">
            <text:p text:style-name="P2">Manu Sharma</text:p>
          </table:table-cell>
        </table:table-row>
        <table:table-row>
          <table:table-cell table:style-name="Table3.A10" office:value-type="string">
            <text:p text:style-name="P5">05.</text:p>
          </table:table-cell>
          <table:table-cell table:style-name="Table3.B6" office:value-type="string">
            <text:p text:style-name="P5">201351023</text:p>
          </table:table-cell>
          <table:table-cell table:style-name="Table3.C6" office:value-type="string">
            <text:p text:style-name="P5">Murtuza Bohra</text:p>
          </table:table-cell>
        </table:table-row>
        <table:table-row>
          <table:table-cell table:style-name="Table3.A3" office:value-type="string">
            <text:p text:style-name="P5">06.</text:p>
          </table:table-cell>
          <table:table-cell table:style-name="Table3.A3" office:value-type="string">
            <text:p text:style-name="P5">201351024</text:p>
          </table:table-cell>
          <table:table-cell table:style-name="Table3.C3" office:value-type="string">
            <text:p text:style-name="P5">Shalinee Singh</text:p>
          </table:table-cell>
        </table:table-row>
        <table:table-row>
          <table:table-cell table:style-name="Table3.A10" office:value-type="string">
            <text:p text:style-name="P5">07.</text:p>
          </table:table-cell>
          <table:table-cell table:style-name="Table3.B8" office:value-type="string">
            <text:p text:style-name="P5">201351030</text:p>
          </table:table-cell>
          <table:table-cell table:style-name="Table3.C8" office:value-type="string">
            <text:p text:style-name="P5">Ajay Shewale</text:p>
          </table:table-cell>
        </table:table-row>
        <table:table-row>
          <table:table-cell table:style-name="Table3.A3" office:value-type="string">
            <text:p text:style-name="P5">08.</text:p>
          </table:table-cell>
          <table:table-cell table:style-name="Table3.A3" office:value-type="string">
            <text:p text:style-name="P5">201352006</text:p>
          </table:table-cell>
          <table:table-cell table:style-name="Table3.C3" office:value-type="string">
            <text:p text:style-name="P5">Nitin Kumar Singh</text:p>
          </table:table-cell>
        </table:table-row>
        <table:table-row>
          <table:table-cell table:style-name="Table3.A10" office:value-type="string">
            <text:p text:style-name="P5">09.</text:p>
          </table:table-cell>
          <table:table-cell table:style-name="Table3.B10" office:value-type="string">
            <text:p text:style-name="P5">201352013</text:p>
          </table:table-cell>
          <table:table-cell table:style-name="Table3.C10" office:value-type="string">
            <text:p text:style-name="P5">Sameer Bhati</text:p>
          </table:table-cell>
        </table:table-row>
      </table:table>
      <text:p text:style-name="P12"/>
      <text:p text:style-name="P12"/>
      <text:p text:style-name="P12"/>
      <text:p text:style-name="P12">Author/ Reviewer: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4">Author/ Reviewer</text:p>
          </table:table-cell>
          <table:table-cell table:style-name="Table4.A1" office:value-type="string">
            <text:p text:style-name="P4">New Version</text:p>
          </table:table-cell>
          <table:table-cell table:style-name="Table4.C1" office:value-type="string">
            <text:p text:style-name="P4">Date</text:p>
          </table:table-cell>
        </table:table-row>
        <table:table-row>
          <table:table-cell table:style-name="Table4.A2" office:value-type="string">
            <text:p text:style-name="P10">Yash Choubey</text:p>
          </table:table-cell>
          <table:table-cell table:style-name="Table4.B2" office:value-type="string">
            <text:p text:style-name="P6">v1.0</text:p>
          </table:table-cell>
          <table:table-cell table:style-name="Table4.C2" office:value-type="string">
            <text:p text:style-name="P7">1<text:span text:style-name="T16">5</text:span><text:span text:style-name="T1">th</text:span> November 2015</text:p>
          </table:table-cell>
        </table:table-row>
        <table:table-row>
          <table:table-cell table:style-name="Table4.A3" office:value-type="string">
            <text:p text:style-name="P6">Manu Sharma</text:p>
          </table:table-cell>
          <table:table-cell table:style-name="Table4.A3" office:value-type="string">
            <text:p text:style-name="P6">v1.<text:span text:style-name="T16">1</text:span></text:p>
          </table:table-cell>
          <table:table-cell table:style-name="Table4.C3" office:value-type="string">
            <text:p text:style-name="P7">16<text:span text:style-name="T1">th</text:span> November 2015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Table of Contents</text:p>
      <text:p text:style-name="P29">1. Purpose . . . . . . . . . . . . . . . . . . . . . . . . . . . . . . . . . . . . . . . . . . . . . . . . . . . . . . . . . . . . . . . . . <text:s/><text:span text:style-name="T16">04</text:span></text:p>
      <text:p text:style-name="P29">2. General Information . . . . . . . . . . . . . . . . . . . . . . . . . . . . . . . . . . . . . . . . . . . . . . . . . . . . . . . <text:span text:style-name="T16">04</text:span></text:p>
      <text:p text:style-name="P29">3. Artifacts Checklist . . . . . . . . . . . . . . . . . . . . . . . . . . . . . . . . . . . . . . . . . . . . . . . . . . . . . . . . . <text:span text:style-name="T16">04</text:span></text:p>
      <text:p text:style-name="P29">4. Deviation . . . . . . . . . . . . . . . . . . . . . . . . . . . . . . . . . . . . . . . . . . . . . . . . . . . . . . . . . . . . . . . . <text:s/><text:span text:style-name="T16">05</text:span></text:p>
      <text:p text:style-name="P29">5. Lesson Learnt . . . . . . . . . . . . . . . . . . . . . . . . . . . . . . . . . . . . . . . . . . . . . . . . . . . . . . . . . . . . . <text:span text:style-name="T16">05</text:span></text:p>
      <text:p text:style-name="P29">6. Future Scope . . . . . . . . . . . . . . . . . . . . . . . . . . . . . . . . . . . . . . . . . . . . . . . . . . . . . . . . . . . . . <text:s/><text:span text:style-name="T16">06</text:span></text:p>
      <text:p text:style-name="P37"><text:span text:style-name="T7">7. Work Products and Member invol</text:span><text:span text:style-name="T8">ve</text:span><text:span text:style-name="T7">ment . . . . . . . . . . . . . . . . . . . . . . . . . . . . . . . . . . . . . . </text:span><text:span text:style-name="T9">06</text:span></text:p>
      <text:p text:style-name="P29">8. Conclusion . . . . . . . . . . . . . . . . . . . . . . . . . . . . . . . . . . . . . . . . . . . . . . . . . . . . . . . . . . . . . . . .<text:span text:style-name="T16">07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8"><text:soft-page-break/></text:p>
      <text:p text:style-name="P26">1. Purpose</text:p>
      <text:p text:style-name="P30">The purpose of this project is to summarize the development process, set of deliverables and</text:p>
      <text:p text:style-name="P30">analyze the learning done during the course of the project, development of the Personal</text:p>
      <text:p text:style-name="P30">Software Processes and Team Software Processes. One of the goals of this document is to set</text:p>
      <text:p text:style-name="P30">guidelines for the future project teams pursuing any software development, and make them</text:p>
      <text:p text:style-name="P30">aware of the obstacles that hindered our project. It helps in evaluating the success of the</text:p>
      <text:p text:style-name="P30">project, in terms of what was planned and what part of it came out as the final product.</text:p>
      <text:p text:style-name="P35"/>
      <text:p text:style-name="P35"/>
      <text:p text:style-name="P35"/>
      <text:p text:style-name="P26">2. General information</text:p>
      <text:p text:style-name="P35"><text:span text:style-name="T10">Project Name : </text:span><text:span text:style-name="T11">Payroll and HR Management System</text:span></text:p>
      <text:p text:style-name="P35"><text:span text:style-name="T10">Commence Date </text:span><text:span text:style-name="T11">15</text:span><text:span text:style-name="T2">th</text:span><text:span text:style-name="T11"> August</text:span><text:span text:style-name="T10">, 201</text:span><text:span text:style-name="T12">5</text:span></text:p>
      <text:p text:style-name="P35"><text:span text:style-name="T10">Termination Date 16</text:span><text:span text:style-name="T3">th</text:span><text:span text:style-name="T13"> </text:span><text:span text:style-name="T10">November, 201</text:span><text:span text:style-name="T11">5</text:span></text:p>
      <text:p text:style-name="P35"><text:span text:style-name="T10">Team </text:span><text:span text:style-name="T11">2</text:span><text:span text:style-name="T10"> (</text:span><text:span text:style-name="T11">ninEngineers</text:span><text:span text:style-name="T10">)</text:span></text:p>
      <text:p text:style-name="P35"><text:span text:style-name="T10">Institute : </text:span><text:span text:style-name="T11">IIIT Vadodara</text:span></text:p>
      <text:p text:style-name="P30">Course : Software Engineering</text:p>
      <text:p text:style-name="P30">Course Instructor: Dr. Asim Banerjee</text:p>
      <text:p text:style-name="P30">Mentor: <text:span text:style-name="T4">Hardik</text:span></text:p>
      <text:p text:style-name="P35"><text:span text:style-name="T10">Team Leader: </text:span><text:span text:style-name="T11">Murtuza Bohra</text:span></text:p>
      <text:p text:style-name="P38"/>
      <text:p text:style-name="P26">3. Artifacts Checklist</text:p>
      <text:p text:style-name="P35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Artifacts</text:p>
          </table:table-cell>
          <table:table-cell table:style-name="Table1.B1" office:value-type="string">
            <text:p text:style-name="P28">Response</text:p>
          </table:table-cell>
        </table:table-row>
        <table:table-row>
          <table:table-cell table:style-name="Table1.A2" office:value-type="string">
            <text:p text:style-name="P31">Have project documentation and other items been prepared, collected, audited</text:p>
            <text:p text:style-name="P31">and archived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2">Feasibility Report<text:span text:style-name="T4">(Rejected Projects)</text:span></text:p>
          </table:table-cell>
          <table:table-cell table:style-name="Table1.B2" office:value-type="string">
            <text:p text:style-name="P34">Yes</text:p>
          </table:table-cell>
        </table:table-row>
        <table:table-row>
          <table:table-cell table:style-name="Table1.A2" office:value-type="string">
            <text:p text:style-name="P31">Feasibility Report <text:span text:style-name="T4">(Accepted Project)</text:span>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1">Project Proposal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4">Requirement Analysis Report</text:p>
          </table:table-cell>
          <table:table-cell table:style-name="Table1.B2" office:value-type="string">
            <text:p text:style-name="P34">Yes</text:p>
          </table:table-cell>
        </table:table-row>
        <table:table-row>
          <table:table-cell table:style-name="Table1.A2" office:value-type="string">
            <text:p text:style-name="P33">Project Plan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SRS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Gantt Chart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Test Cases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Draft User Manual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4">Risk Assesment and Mitigation Plan </text:p>
          </table:table-cell>
          <table:table-cell table:style-name="Table1.B2" office:value-type="string">
            <text:p text:style-name="P34">Yes</text:p>
          </table:table-cell>
        </table:table-row>
        <table:table-row>
          <table:table-cell table:style-name="Table1.A2" office:value-type="string">
            <text:p text:style-name="P33">System Test Plan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4">Design Documents</text:p>
          </table:table-cell>
          <table:table-cell table:style-name="Table1.B2" office:value-type="string">
            <text:p text:style-name="P34">Yes</text:p>
          </table:table-cell>
        </table:table-row>
        <table:table-row>
          <table:table-cell table:style-name="Table1.A2" office:value-type="string">
            <text:p text:style-name="P33">Traceability Matrix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<text:s/>Source Code</text:p>
          </table:table-cell>
          <table:table-cell table:style-name="Table1.B2" office:value-type="string">
            <text:p text:style-name="P31">Yes</text:p>
          </table:table-cell>
        </table:table-row>
        <text:soft-page-break/>
        <table:table-row>
          <table:table-cell table:style-name="Table1.A2" office:value-type="string">
            <text:p text:style-name="P33">Test Report Format 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4">Project Report</text:p>
          </table:table-cell>
          <table:table-cell table:style-name="Table1.B2" office:value-type="string">
            <text:p text:style-name="P34">Yes</text:p>
          </table:table-cell>
        </table:table-row>
        <table:table-row>
          <table:table-cell table:style-name="Table1.A2" office:value-type="string">
            <text:p text:style-name="P33">User Manual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Installation Manual</text:p>
          </table:table-cell>
          <table:table-cell table:style-name="Table1.B2" office:value-type="string">
            <text:p text:style-name="P31">Yes</text:p>
          </table:table-cell>
        </table:table-row>
        <table:table-row table:style-name="Table1.21">
          <table:table-cell table:style-name="Table1.A2" office:value-type="string">
            <text:p text:style-name="P33">Minutes of Meting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Skill Matrix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Termination Analysis</text:p>
          </table:table-cell>
          <table:table-cell table:style-name="Table1.B2" office:value-type="string">
            <text:p text:style-name="P31">Yes</text:p>
          </table:table-cell>
        </table:table-row>
        <table:table-row>
          <table:table-cell table:style-name="Table1.A2" office:value-type="string">
            <text:p text:style-name="P33">Presentation</text:p>
          </table:table-cell>
          <table:table-cell table:style-name="Table1.B2" office:value-type="string">
            <text:p text:style-name="P39">Yes</text:p>
          </table:table-cell>
        </table:table-row>
      </table:table>
      <text:p text:style-name="P27"/>
      <text:p text:style-name="P30"/>
      <text:p text:style-name="P30"/>
      <text:p text:style-name="P26">4. Deviations</text:p>
      <text:p text:style-name="P30">The implementation of the Project threw up various challenges and we had to find our way</text:p>
      <text:p text:style-name="P30">past them and constantly adapt to changes and to strive to get back on track. During the entire</text:p>
      <text:p text:style-name="P30">phase of the project the team had incorporated several action plans and some short term goals</text:p>
      <text:p text:style-name="P30">were made at every meeting. The team members were novice as how to develop a system</text:p>
      <text:p text:style-name="P30">according to the Software Engineering Principles and there was a time constraint and an</text:p>
      <text:p text:style-name="P30">associated learning curve for the Technologies/Frameworks/Testing Strategies.</text:p>
      <text:p text:style-name="P30">Following Check list shows what were the functionalities we had planned to implement and</text:p>
      <text:p text:style-name="P30">Test while deciding the project scope and what all could be implemented.</text:p>
      <text:p text:style-name="P35"/>
      <text:p text:style-name="P39">Login</text:p>
      <text:p text:style-name="P39">Create new employee</text:p>
      <text:p text:style-name="P39">Delete new employee</text:p>
      <text:p text:style-name="P39">Leave form</text:p>
      <text:p text:style-name="P39">Loan form</text:p>
      <text:p text:style-name="P39">Leave Granting</text:p>
      <text:p text:style-name="P39">Loan Granting</text:p>
      <text:p text:style-name="P39">Change/Update Salary Components</text:p>
      <text:p text:style-name="P40">View Payslips</text:p>
      <text:p text:style-name="P39">Generate Employee Payslip</text:p>
      <text:p text:style-name="P39">Generate Bank Payslip</text:p>
      <text:p text:style-name="P39">View leave records</text:p>
      <text:p text:style-name="P39">View loan records</text:p>
      <text:p text:style-name="P39">Logout</text:p>
      <text:p text:style-name="P39"/>
      <text:p text:style-name="P39"/>
      <text:p text:style-name="P36"/>
      <text:p text:style-name="P26">5. Lessons Learnt</text:p>
      <text:p text:style-name="P35"><text:span text:style-name="T10"> During the project timeline the team was able to understand the importance of human</text:span></text:p>
      <text:p text:style-name="P30">resources and how different it is from managing other hardware and software</text:p>
      <text:p text:style-name="P30">resources.</text:p>
      <text:p text:style-name="P30"/>
      <text:p text:style-name="P35"><text:span text:style-name="T10"> The team also learnt how to plan accordingly to the project scope as we learnt that the</text:span></text:p>
      <text:p text:style-name="P30">two features we planned to implement could not be completed due to time constrain.</text:p>
      <text:p text:style-name="P30"/>
      <text:p text:style-name="P35"><text:soft-page-break/><text:span text:style-name="T10"> The team got a good experience of dealing with development changes in real world as</text:span></text:p>
      <text:p text:style-name="P30">all of us were unaware of how are real clients dealt with.</text:p>
      <text:p text:style-name="P30"/>
      <text:p text:style-name="P35"><text:span text:style-name="T10"> Each error should be given enough care and should not be left for the future as it may</text:span></text:p>
      <text:p text:style-name="P30">affect other phases and modules considerably. Errors should be checked as soon as</text:p>
      <text:p text:style-name="P30">found. System and related documents should be reviewed and checked as soon as</text:p>
      <text:p text:style-name="P30">possible to avoid adverse conditions.</text:p>
      <text:p text:style-name="P30"/>
      <text:p text:style-name="P35"><text:span text:style-name="T10"> Our team almost came to a point where we were going to lose all our data and work</text:span></text:p>
      <text:p text:style-name="P30">products in the last phase but as we had few back up and configuration management</text:p>
      <text:p text:style-name="P30">plans we could avoid the disaster. Always keep repositories where all work products</text:p>
      <text:p text:style-name="P30">can be saved. Identify all risks very carefully and plan accordingly.</text:p>
      <text:p text:style-name="P30"/>
      <text:p text:style-name="P35"><text:span text:style-name="T10"> High quality documentations helps team in phases of coding, designing and</text:span></text:p>
      <text:p text:style-name="P30">integration. So unlike the common perception of documentation being a waste of time</text:p>
      <text:p text:style-name="P30">in disguise, the group found documentation to be of substantial significance. We had</text:p>
      <text:p text:style-name="P30">to keep referring the documents in almost every phase of the system development.</text:p>
      <text:p text:style-name="P30">Our SRS has been the most useful in all documents which helped us tracking user</text:p>
      <text:p text:style-name="P30">requirements.</text:p>
      <text:p text:style-name="P30"/>
      <text:p text:style-name="P26">6. Work Products and Member Involvement</text:p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Sr. No.</text:p>
          </table:table-cell>
          <table:table-cell table:style-name="Table2.A1" office:value-type="string">
            <text:p text:style-name="P11">Phase/Work</text:p>
          </table:table-cell>
          <table:table-cell table:style-name="Table2.C1" office:value-type="string">
            <text:p text:style-name="P11">Members Involved</text:p>
          </table:table-cell>
        </table:table-row>
        <table:table-row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Predevelopment Phase</text:p>
          </table:table-cell>
          <table:table-cell table:style-name="Table2.C2" office:value-type="string">
            <text:p text:style-name="P8">Entire Team</text:p>
          </table:table-cell>
        </table:table-row>
        <table:table-row>
          <table:table-cell table:style-name="Table2.A2" office:value-type="string">
            <text:p text:style-name="P8">2</text:p>
          </table:table-cell>
          <table:table-cell table:style-name="Table2.A2" office:value-type="string">
            <text:p text:style-name="P8">Requirement Gathering Phase</text:p>
          </table:table-cell>
          <table:table-cell table:style-name="Table2.C2" office:value-type="string">
            <text:p text:style-name="P8">Entire Team</text:p>
          </table:table-cell>
        </table:table-row>
        <table:table-row>
          <table:table-cell table:style-name="Table2.A2" office:value-type="string">
            <text:p text:style-name="P8">3</text:p>
          </table:table-cell>
          <table:table-cell table:style-name="Table2.A2" office:value-type="string">
            <text:p text:style-name="P8">Design Phase</text:p>
          </table:table-cell>
          <table:table-cell table:style-name="Table2.C2" office:value-type="string">
            <text:p text:style-name="P8">Entire Team</text:p>
          </table:table-cell>
        </table:table-row>
        <table:table-row>
          <table:table-cell table:style-name="Table2.A2" office:value-type="string">
            <text:p text:style-name="P8">4</text:p>
          </table:table-cell>
          <table:table-cell table:style-name="Table2.A2" office:value-type="string">
            <text:p text:style-name="P8">Development Phase</text:p>
          </table:table-cell>
          <table:table-cell table:style-name="Table2.C2" office:value-type="string">
            <text:p text:style-name="P8">Entire Phase</text:p>
          </table:table-cell>
        </table:table-row>
        <table:table-row>
          <table:table-cell table:style-name="Table2.A2" office:value-type="string">
            <text:p text:style-name="P8">5</text:p>
          </table:table-cell>
          <table:table-cell table:style-name="Table2.A2" office:value-type="string">
            <text:p text:style-name="P8">Unit Testing(Front End)</text:p>
          </table:table-cell>
          <table:table-cell table:style-name="Table2.C2" office:value-type="string">
            <text:p text:style-name="P8">Shalinee Singh,</text:p>
            <text:p text:style-name="P8">Sameer Bhati</text:p>
          </table:table-cell>
        </table:table-row>
        <table:table-row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8">Unit Testing(Back End)</text:p>
          </table:table-cell>
          <table:table-cell table:style-name="Table2.C2" office:value-type="string">
            <text:p text:style-name="P9">Murtuza Bohra, Nitin Kumar SIngh</text:p>
          </table:table-cell>
        </table:table-row>
        <table:table-row>
          <table:table-cell table:style-name="Table2.A2" office:value-type="string">
            <text:p text:style-name="P8">6</text:p>
          </table:table-cell>
          <table:table-cell table:style-name="Table2.A2" office:value-type="string">
            <text:p text:style-name="P8">Testing Phase</text:p>
          </table:table-cell>
          <table:table-cell table:style-name="Table2.C2" office:value-type="string">
            <text:p text:style-name="P9">Nitin Kumar Singh, Shalinee Singh, Sameer Bhati, Murtuza Bohra</text:p>
          </table:table-cell>
        </table:table-row>
        <table:table-row>
          <table:table-cell table:style-name="Table2.A2" office:value-type="string">
            <text:p text:style-name="P8">7</text:p>
          </table:table-cell>
          <table:table-cell table:style-name="Table2.A2" office:value-type="string">
            <text:p text:style-name="P8">Documnet Review</text:p>
          </table:table-cell>
          <table:table-cell table:style-name="Table2.C2" office:value-type="string">
            <text:p text:style-name="P9">Ajay Shewale, Manu Sharma, Rahul Nalawade, Shalinee Singh</text:p>
          </table:table-cell>
        </table:table-row>
        <table:table-row>
          <table:table-cell table:style-name="Table2.A2" office:value-type="string">
            <text:p text:style-name="P8">8</text:p>
          </table:table-cell>
          <table:table-cell table:style-name="Table2.A2" office:value-type="string">
            <text:p text:style-name="P8">Termination Report</text:p>
          </table:table-cell>
          <table:table-cell table:style-name="Table2.C2" office:value-type="string">
            <text:p text:style-name="P9">Yash Choubey, Shalinee Singh</text:p>
          </table:table-cell>
        </table:table-row>
        <table:table-row>
          <table:table-cell table:style-name="Table2.A2" office:value-type="string">
            <text:p text:style-name="P8">9</text:p>
          </table:table-cell>
          <table:table-cell table:style-name="Table2.A2" office:value-type="string">
            <text:p text:style-name="P8">Product Presentation</text:p>
          </table:table-cell>
          <table:table-cell table:style-name="Table2.C2" office:value-type="string">
            <text:p text:style-name="P9">Manu Sharma, Yash Choubey</text:p>
          </table:table-cell>
        </table:table-row>
        <table:table-row>
          <table:table-cell table:style-name="Table2.A2" office:value-type="string">
            <text:p text:style-name="P8">10</text:p>
          </table:table-cell>
          <table:table-cell table:style-name="Table2.A2" office:value-type="string">
            <text:p text:style-name="P8">Final Review</text:p>
          </table:table-cell>
          <table:table-cell table:style-name="Table2.C2" office:value-type="string">
            <text:p text:style-name="P9">Entire Team</text:p>
          </table:table-cell>
        </table:table-row>
      </table:table>
      <text:p text:style-name="P26"/>
      <text:p text:style-name="P35"/>
      <text:p text:style-name="P35"/>
      <text:p text:style-name="P35"><text:soft-page-break/><text:span text:style-name="T15">7</text:span><text:span text:style-name="T14">. Conclusion</text:span></text:p>
      <text:p text:style-name="P30">On the whole, it can be said that more than planning, designing and implementing, it is about</text:p>
      <text:p text:style-name="P30">working harmoniously in sync with other team members. If each member does his part properly,</text:p>
      <text:p text:style-name="P30">there is no space left for mistakes and even if there are, they can be corrected in a calm manner</text:p>
      <text:p text:style-name="P30">and not by heated arguments. With good understanding, few conflicts and difference in opinions,</text:p>
      <text:p text:style-name="P30">lot of learning, the group was able to develop a reasonably high-quality product in a timely and</text:p>
      <text:p text:style-name="P30">cost-effective manner whatever we could deliver. As a team we are very much thankful to each</text:p>
      <text:p text:style-name="P30">other for supporting as well this course and our course instructor to impart the knowledge and</text:p>
      <text:p text:style-name="P30">importance of Software Engineering Principles and to give us this precious experience of</text:p>
      <text:p text:style-name="P30">working together on a project which could always be cherished in our lives. This was a really</text:p>
      <text:p text:style-name="P30">nice experience for our life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Gentium Basic" svg:font-family="'Gentium Basic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/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style:font-name="Gentium Basic" officeooo:rsid="000dd8b6" officeooo:paragraph-rsid="000dd8b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ninEngineers – Termination Analysis v1.1<text:tab/><text:tab/><text:tab/><text:tab/><text:tab/><text:tab/><text:tab/><text:tab/>0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3:53:43.682000000</meta:creation-date>
    <dc:date>2015-11-17T11:22:09.494301008</dc:date>
    <meta:editing-duration>PT8M45S</meta:editing-duration>
    <meta:editing-cycles>3</meta:editing-cycles>
    <meta:generator>LibreOffice/4.2.8.2$Linux_X86_64 LibreOffice_project/420m0$Build-2</meta:generator>
    <meta:document-statistic meta:table-count="4" meta:image-count="0" meta:object-count="0" meta:page-count="7" meta:paragraph-count="216" meta:word-count="1479" meta:character-count="7048" meta:non-whitespace-character-count="5769"/>
  </office:meta>
</office:document-meta>
</file>